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title">
      <style:graphic-properties fo:min-height="3.506cm"/>
    </style:style>
    <style:style style:name="pr2" style:family="presentation" style:parent-style-name="Alapértelmezett-outline1">
      <style:graphic-properties fo:min-height="11.93cm"/>
    </style:style>
    <style:style style:name="pr3" style:family="presentation" style:parent-style-name="Alapértelmezett-notes">
      <style:graphic-properties draw:fill-color="#ffffff" fo:min-height="13.364cm"/>
    </style:style>
    <style:style style:name="pr4" style:family="presentation" style:parent-style-name="Alapértelmezett-outline1">
      <style:graphic-properties fo:min-height="11.929cm"/>
    </style:style>
    <style:style style:name="pr5" style:family="presentation" style:parent-style-name="Alapértelmezett-title">
      <style:graphic-properties draw:auto-grow-height="true" fo:min-height="3.506cm"/>
    </style:style>
    <style:style style:name="pr6" style:family="presentation" style:parent-style-name="Alapértelmezet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Firefox tippek és trükkök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ync 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öngészők közötti szinkronizáció</text:p>
                <text:list>
                  <text:list-item>
                    <text:p>Könyvjelzők</text:p>
                  </text:list-item>
                  <text:list-item>
                    <text:p>Jelszavak</text:p>
                  </text:list-item>
                  <text:list-item>
                    <text:p>Űrlapadatok</text:p>
                  </text:list-item>
                  <text:list-item>
                    <text:p>Beállítások</text:p>
                  </text:list-item>
                  <text:list-item>
                    <text:p>Lapok</text:p>
                  </text:list-item>
                  <text:list-item>
                    <text:p>Kiegészítő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ync I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atformok és verziók között is működik</text:p>
                <text:list>
                  <text:list-item>
                    <text:p>Firefox (Linux, Windows, Mac)</text:p>
                  </text:list-item>
                  <text:list-item>
                    <text:p>Firefox for Android</text:p>
                  </text:list-item>
                </text:list>
              </text:list-item>
              <text:list-item>
                <text:p>Biztonságos</text:p>
                <text:list>
                  <text:list-item>
                    <text:p>Felhasználónév és jelszó</text:p>
                  </text:list-item>
                  <text:list-item>
                    <text:p>Helyreállítókulcs – a biztonság záloga</text:p>
                    <text:list>
                      <text:list-item>
                        <text:p>Csak a kulcs ismeretében használható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Sync II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szközök (Szerkesztés)→Beállítások→Sync</text:p>
              </text:list-item>
              <text:list-item>
                <text:p>Eszközök→Szinkronizálás</text:p>
              </text:list-item>
              <text:list-item>
                <text:p>Új fiók megadása</text:p>
              </text:list-item>
              <text:list-item>
                <text:p>Eszköz párosítása</text:p>
                <text:list>
                  <text:list-item>
                    <text:p>Egyszerű</text:p>
                  </text:list-item>
                  <text:list-item>
                    <text:p>Nincs nálam az eszköz</text:p>
                  </text:list-item>
                </text:list>
              </text:list-item>
              <text:list-item>
                <text:p>Profiltisztításhoz is használhat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0">
        <draw:frame presentation:style-name="pr5" draw:layer="layout" svg:width="25.199cm" svg:height="3.506cm" svg:x="1.4cm" svg:y="0.837cm" presentation:class="title">
          <draw:text-box>
            <text:p>Sync IV</text:p>
          </draw:text-box>
        </draw:frame>
        <draw:frame presentation:style-name="pr6" draw:layer="layout" svg:width="24.639cm" svg:height="12.179cm" svg:x="1.4cm" svg:y="4.914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Trükkök egérre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egnyitás új lapon az egérgörgővel</text:p>
              </text:list-item>
              <text:list-item>
                <text:p>Lap bezárása az egérgörgővel</text:p>
              </text:list-item>
              <text:list-item>
                <text:p>Lapok görgetése az egérgörgővel</text:p>
              </text:list-item>
              <text:list-item>
                <text:p>Lap rögzítése</text:p>
                <text:list>
                  <text:list-item>
                    <text:p>Kattintás jobb gombbal a lapon → Lap rögzíté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Trükkök billentyűzetről <text:s/>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Következő lap</text:p>
                <text:list>
                  <text:list-item>
                    <text:p>CTRL+TAB</text:p>
                  </text:list-item>
                </text:list>
              </text:list-item>
              <text:list-item>
                <text:p>Előző lap</text:p>
                <text:list>
                  <text:list-item>
                    <text:p>CTRL+SHIFT+TAB</text:p>
                  </text:list-item>
                </text:list>
              </text:list-item>
              <text:list-item>
                <text:p>Keresés az oldalon</text:p>
                <text:list>
                  <text:list-item>
                    <text:p>CTRL+F</text:p>
                  </text:list-item>
                  <text:list-item>
                    <text:p>Következő: ALT+K</text:p>
                  </text:list-item>
                  <text:list-item>
                    <text:p>Összes: ALT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Trükkök billentyűzetről I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ezárt lap visszanyitása</text:p>
                <text:list>
                  <text:list-item>
                    <text:p>CTRL+SHIFT+T</text:p>
                  </text:list-item>
                  <text:list-item>
                    <text:p>Jobb gomb a lapon → Lapbezárás visszavonása</text:p>
                  </text:list-item>
                </text:list>
              </text:list-item>
              <text:list-item>
                <text:p>Privát ablak nyitás (Firefox 20-tól)</text:p>
                <text:list>
                  <text:list-item>
                    <text:p>CTRL+SHIFT+P</text:p>
                  </text:list-item>
                </text:list>
              </text:list-item>
              <text:list-item>
                <text:p>Lapcsoportok (Panorama)</text:p>
                <text:list>
                  <text:list-item>
                    <text:p>CTRL+SHIFT+E</text:p>
                  </text:list-item>
                  <text:list-item>
                    <text:p>Áthelyezés csoportba a lapon vagy áthúz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about:confi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Firefox speciális beállító-adatbázisa</text:p>
              </text:list-item>
              <text:list-item>
                <text:p>Ígérjük meg, hogy óvatosak leszünk – és tegyünk is így!</text:p>
              </text:list-item>
              <text:list-item>
                <text:p>Megváltoztathatjuk a jelenlegi beállításokat</text:p>
              </text:list-item>
              <text:list-item>
                <text:p>Új kulcsokat is felvehetü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Böngészőlapok füleinek helyzet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rowser.tabs.onTop</text:p>
                <text:list>
                  <text:list-item>
                    <text:p>Alapértelmezés: true</text:p>
                  </text:list-item>
                  <text:list-item>
                    <text:p>Eltűnt a felhasználói felületről ez a beállítás</text:p>
                  </text:list-item>
                  <text:list-item>
                    <text:p>Kedvencem: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Keresés új lap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rowser.search.openintab</text:p>
                <text:list>
                  <text:list-item>
                    <text:p>Alapértelmezés: false</text:p>
                  </text:list-item>
                  <text:list-item>
                    <text:p>Kedvencem: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URL levágás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rowser.urlbar.trimURLs</text:p>
                <text:list>
                  <text:list-item>
                    <text:p>Alapértelmezés: true</text:p>
                  </text:list-item>
                  <text:list-item>
                    <text:p>http:// → semmi</text:p>
                  </text:list-item>
                  <text:list-item>
                    <text:p>https:// → https://</text:p>
                  </text:list-item>
                  <text:list-item>
                    <text:p>Kedvencem: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Lapok automatikus visszaállítás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szközök → Beállítások → Általános</text:p>
                <text:list>
                  <text:list-item>
                    <text:p>A Firefox indításakor:</text:p>
                    <text:p>A múltkori ablakok és lapok megjelenítése</text:p>
                  </text:list-item>
                </text:list>
              </text:list-item>
              <text:list-item>
                <text:p>Eszközök → Beállítások → Lapok</text:p>
                <text:list>
                  <text:list-item>
                    <text:p>Csak kijelöléskor töltse be a lap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1T1">
        <draw:frame presentation:style-name="pr1" draw:layer="layout" svg:width="25.199cm" svg:height="3.506cm" svg:x="1.4cm" svg:y="0.837cm" presentation:class="title">
          <draw:text-box>
            <text:p>Lapok keresés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rowser.urlbar.match.title → #</text:p>
              </text:list-item>
              <text:list-item>
                <text:p>browser.urlbar.match.url → @</text:p>
              </text:list-item>
              <text:list-item>
                <text:p>browser.urlbar.restrict.bookmark → *</text:p>
              </text:list-item>
              <text:list-item>
                <text:p>browser.urlbar.restrict.history → ^</text:p>
              </text:list-item>
              <text:list-item>
                <text:p>browser.urlbar.restrict.tag → +</text:p>
              </text:list-item>
              <text:list-item>
                <text:p>browser.urlbar.restrict.typed → ~</text:p>
              </text:list-item>
              <text:list-item>
                <text:p>browser.urlbar.restrict.openpage → 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0">
        <draw:frame presentation:style-name="pr1" draw:layer="layout" svg:width="25.199cm" svg:height="3.506cm" svg:x="1.4cm" svg:y="0.837cm" presentation:class="title">
          <draw:text-box>
            <text:p>about:about</text:p>
          </draw:text-box>
        </draw:frame>
        <draw:frame presentation:style-name="pr6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mi </meta:initial-creator>
    <meta:creation-date>2013-03-29T17:21:32</meta:creation-date>
    <dc:date>2013-07-22T14:31:17</dc:date>
    <dc:creator>kami </dc:creator>
    <meta:editing-duration>PT30M20S</meta:editing-duration>
    <meta:editing-cycles>13</meta:editing-cycles>
    <meta:generator>LibreOffice/4.0.4.2$Linux_X86_64 LibreOffice_project/400m0$Build-2</meta:generator>
    <meta:document-statistic meta:object-count="81"/>
  </office:meta>
</office:document-meta>
</file>